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40823660118575919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031204552767320544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212250555476040972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</text:p>
      <text:p text:style-name="P6"><text:s/></text:p>
      <text:p text:style-name="P6"><text:s text:c="3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31T15:54:20.15</dc:date>
    <dc:creator>James Lombardi</dc:creator>
    <meta:editing-duration>PT12H2M47S</meta:editing-duration>
    <meta:editing-cycles>45</meta:editing-cycles>
    <meta:document-statistic meta:table-count="0" meta:image-count="0" meta:object-count="0" meta:page-count="6" meta:paragraph-count="212" meta:word-count="2062" meta:character-count="10365"/>
  </office:meta>
</office:document-meta>
</file>